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3*"/>
    </style:style>
    <style:style style:name="Tableau1.B" style:family="table-column">
      <style:table-column-properties style:column-width="4.251cm" style:rel-column-width="16384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19f9" officeooo:paragraph-rsid="000319f9"/>
    </style:style>
    <style:style style:name="P2" style:family="paragraph" style:parent-style-name="Standard">
      <style:paragraph-properties fo:text-align="center" style:justify-single-word="false"/>
      <style:text-properties officeooo:rsid="000319f9" officeooo:paragraph-rsid="000319f9"/>
    </style:style>
    <style:style style:name="P3" style:family="paragraph" style:parent-style-name="Standard">
      <style:paragraph-properties fo:text-align="start" style:justify-single-word="false"/>
      <style:text-properties officeooo:rsid="000319f9" officeooo:paragraph-rsid="000319f9"/>
    </style:style>
    <style:style style:name="P4" style:family="paragraph" style:parent-style-name="Standard">
      <style:text-properties officeooo:rsid="000319f9" officeooo:paragraph-rsid="000ea122"/>
    </style:style>
    <style:style style:name="P5" style:family="paragraph" style:parent-style-name="Standard">
      <style:text-properties fo:font-weight="bold" officeooo:rsid="000319f9" officeooo:paragraph-rsid="000319f9" style:font-weight-asian="bold" style:font-weight-complex="bold"/>
    </style:style>
    <style:style style:name="P6" style:family="paragraph" style:parent-style-name="Standard">
      <style:text-properties fo:font-weight="bold" officeooo:rsid="0007a0c8" officeooo:paragraph-rsid="0007a0c8" style:font-weight-asian="bold" style:font-weight-complex="bold"/>
    </style:style>
    <style:style style:name="P7" style:family="paragraph" style:parent-style-name="Standard">
      <style:text-properties fo:font-weight="bold" officeooo:rsid="000b431c" officeooo:paragraph-rsid="000b431c" style:font-weight-asian="bold" style:font-weight-complex="bold"/>
    </style:style>
    <style:style style:name="P8" style:family="paragraph" style:parent-style-name="Standard">
      <style:text-properties fo:font-weight="bold" officeooo:rsid="000ea122" officeooo:paragraph-rsid="000ea122" style:font-weight-asian="bold" style:font-weight-complex="bold"/>
    </style:style>
    <style:style style:name="P9" style:family="paragraph" style:parent-style-name="Standard">
      <style:text-properties fo:font-weight="bold" officeooo:rsid="00150988" officeooo:paragraph-rsid="00150988" style:font-weight-asian="bold" style:font-weight-complex="bold"/>
    </style:style>
    <style:style style:name="P10" style:family="paragraph" style:parent-style-name="Standard">
      <style:text-properties fo:font-weight="bold" officeooo:rsid="00150988" officeooo:paragraph-rsid="0021de3b" style:font-weight-asian="bold" style:font-weight-complex="bold"/>
    </style:style>
    <style:style style:name="P11" style:family="paragraph" style:parent-style-name="Standard">
      <style:text-properties fo:font-weight="bold" officeooo:rsid="0017926f" officeooo:paragraph-rsid="00150988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27c3da" officeooo:paragraph-rsid="0027c3da" style:font-weight-asian="bold" style:font-weight-complex="bold"/>
    </style:style>
    <style:style style:name="P13" style:family="paragraph" style:parent-style-name="Standard">
      <style:text-properties fo:font-weight="bold" officeooo:rsid="00299da5" officeooo:paragraph-rsid="00299da5" style:font-weight-asian="bold" style:font-weight-complex="bold"/>
    </style:style>
    <style:style style:name="P14" style:family="paragraph" style:parent-style-name="Standard">
      <style:text-properties fo:font-weight="bold" officeooo:rsid="002f6869" officeooo:paragraph-rsid="002f6869" style:font-weight-asian="bold" style:font-weight-complex="bold"/>
    </style:style>
    <style:style style:name="P15" style:family="paragraph" style:parent-style-name="Standard">
      <style:text-properties fo:font-weight="bold" officeooo:rsid="002f93a7" officeooo:paragraph-rsid="002f93a7" style:font-weight-asian="bold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fo:font-weight="normal" officeooo:rsid="000b431c" officeooo:paragraph-rsid="000b431c" style:font-weight-asian="normal" style:font-weight-complex="normal"/>
    </style:style>
    <style:style style:name="P17" style:family="paragraph" style:parent-style-name="Standard">
      <style:text-properties style:text-underline-style="solid" style:text-underline-width="auto" style:text-underline-color="font-color" fo:font-weight="normal" officeooo:rsid="000ea122" officeooo:paragraph-rsid="000ea122" style:font-weight-asian="normal" style:font-weight-complex="normal"/>
    </style:style>
    <style:style style:name="P18" style:family="paragraph" style:parent-style-name="Standard">
      <style:text-properties style:text-underline-style="solid" style:text-underline-width="auto" style:text-underline-color="font-color" fo:font-weight="normal" officeooo:rsid="00150988" officeooo:paragraph-rsid="0021de3b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27c3da" officeooo:paragraph-rsid="0027c3da" style:font-weight-asian="normal" style:font-weight-complex="normal"/>
    </style:style>
    <style:style style:name="P20" style:family="paragraph" style:parent-style-name="Standard">
      <style:text-properties style:text-underline-style="solid" style:text-underline-width="auto" style:text-underline-color="font-color" officeooo:rsid="002f6869" officeooo:paragraph-rsid="002f6869"/>
    </style:style>
    <style:style style:name="P21" style:family="paragraph" style:parent-style-name="Standard">
      <style:text-properties fo:font-size="14pt" style:text-underline-style="solid" style:text-underline-width="auto" style:text-underline-color="font-color" fo:font-weight="bold" officeooo:rsid="000319f9" officeooo:paragraph-rsid="000319f9" style:font-size-asian="14pt" style:font-weight-asian="bold" style:font-size-complex="14pt" style:font-weight-complex="bold"/>
    </style:style>
    <style:style style:name="P22" style:family="paragraph" style:parent-style-name="Standard">
      <style:text-properties officeooo:rsid="000aa635" officeooo:paragraph-rsid="000aa635"/>
    </style:style>
    <style:style style:name="P23" style:family="paragraph" style:parent-style-name="Standard">
      <style:text-properties fo:font-weight="normal" officeooo:rsid="000ea122" officeooo:paragraph-rsid="000ea122" style:font-weight-asian="normal" style:font-weight-complex="normal"/>
    </style:style>
    <style:style style:name="P24" style:family="paragraph" style:parent-style-name="Standard" style:list-style-name="L2">
      <style:text-properties fo:font-weight="normal" officeooo:rsid="000ea122" officeooo:paragraph-rsid="000ea122" style:font-weight-asian="normal" style:font-weight-complex="normal"/>
    </style:style>
    <style:style style:name="P25" style:family="paragraph" style:parent-style-name="Standard">
      <style:text-properties fo:font-weight="normal" officeooo:rsid="00150988" officeooo:paragraph-rsid="00150988" style:font-weight-asian="normal" style:font-weight-complex="normal"/>
    </style:style>
    <style:style style:name="P26" style:family="paragraph" style:parent-style-name="Standard" style:list-style-name="L5">
      <style:text-properties fo:font-weight="normal" officeooo:rsid="00150988" officeooo:paragraph-rsid="00150988" style:font-weight-asian="normal" style:font-weight-complex="normal"/>
    </style:style>
    <style:style style:name="P27" style:family="paragraph" style:parent-style-name="Standard">
      <style:text-properties fo:font-weight="normal" officeooo:rsid="0017926f" officeooo:paragraph-rsid="001c59de" style:font-weight-asian="normal" style:font-weight-complex="normal"/>
    </style:style>
    <style:style style:name="P28" style:family="paragraph" style:parent-style-name="Standard">
      <style:text-properties fo:font-weight="normal" officeooo:rsid="001ef339" officeooo:paragraph-rsid="001ef339" style:font-weight-asian="normal" style:font-weight-complex="normal"/>
    </style:style>
    <style:style style:name="P29" style:family="paragraph" style:parent-style-name="Standard">
      <style:text-properties fo:font-weight="normal" officeooo:rsid="00220c9c" officeooo:paragraph-rsid="00220c9c" style:font-weight-asian="normal" style:font-weight-complex="normal"/>
    </style:style>
    <style:style style:name="P30" style:family="paragraph" style:parent-style-name="Standard">
      <style:text-properties fo:font-weight="normal" officeooo:rsid="0026a855" officeooo:paragraph-rsid="0026a855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weight="normal" officeooo:rsid="0027c3da" officeooo:paragraph-rsid="0027c3da" style:font-weight-asian="normal" style:font-weight-complex="normal"/>
    </style:style>
    <style:style style:name="P32" style:family="paragraph" style:parent-style-name="Standard" style:list-style-name="L3">
      <style:text-properties officeooo:paragraph-rsid="000ea122"/>
    </style:style>
    <style:style style:name="P33" style:family="paragraph" style:parent-style-name="Standard">
      <style:text-properties officeooo:paragraph-rsid="000ea122"/>
    </style:style>
    <style:style style:name="P34" style:family="paragraph" style:parent-style-name="Standard">
      <style:text-properties officeooo:rsid="000ea122" officeooo:paragraph-rsid="000ea122"/>
    </style:style>
    <style:style style:name="P35" style:family="paragraph" style:parent-style-name="Standard">
      <style:text-properties fo:font-style="normal" style:text-underline-style="solid" style:text-underline-width="auto" style:text-underline-color="font-color" fo:font-weight="normal" officeooo:rsid="00150988" officeooo:paragraph-rsid="00150988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officeooo:rsid="002f6869" officeooo:paragraph-rsid="002f6869"/>
    </style:style>
    <style:style style:name="P37" style:family="paragraph" style:parent-style-name="Standard">
      <style:text-properties officeooo:rsid="00306744" officeooo:paragraph-rsid="00306744"/>
    </style:style>
    <style:style style:name="P38" style:family="paragraph" style:parent-style-name="Table_20_Contents">
      <style:paragraph-properties fo:text-align="start" style:justify-single-word="false"/>
    </style:style>
    <style:style style:name="P39" style:family="paragraph" style:parent-style-name="Table_20_Contents">
      <style:paragraph-properties fo:text-align="start" style:justify-single-word="false"/>
      <style:text-properties officeooo:rsid="000319f9" officeooo:paragraph-rsid="000319f9"/>
    </style:style>
    <style:style style:name="P40" style:family="paragraph" style:parent-style-name="Table_20_Contents">
      <style:paragraph-properties fo:text-align="start" style:justify-single-word="false"/>
      <style:text-properties officeooo:rsid="00299da5" officeooo:paragraph-rsid="00299da5"/>
    </style:style>
    <style:style style:name="P41" style:family="paragraph" style:parent-style-name="Table_20_Contents">
      <style:paragraph-properties fo:text-align="start" style:justify-single-word="false"/>
      <style:text-properties officeooo:rsid="00299da5" officeooo:paragraph-rsid="002d7ff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7a0c8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6" style:family="text">
      <style:text-properties officeooo:rsid="0003cb54"/>
    </style:style>
    <style:style style:name="T7" style:family="text">
      <style:text-properties officeooo:rsid="00058c0c"/>
    </style:style>
    <style:style style:name="T8" style:family="text">
      <style:text-properties officeooo:rsid="0007a0c8"/>
    </style:style>
    <style:style style:name="T9" style:family="text">
      <style:text-properties officeooo:rsid="000b431c"/>
    </style:style>
    <style:style style:name="T10" style:family="text">
      <style:text-properties officeooo:rsid="000cd1c1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ea122" style:font-weight-asian="normal" style:font-weight-complex="normal"/>
    </style:style>
    <style:style style:name="T13" style:family="text">
      <style:text-properties fo:font-weight="normal" officeooo:rsid="000ea3e3" style:font-weight-asian="normal" style:font-weight-complex="normal"/>
    </style:style>
    <style:style style:name="T14" style:family="text">
      <style:text-properties fo:font-weight="normal" officeooo:rsid="0011f6cb" style:font-weight-asian="normal" style:font-weight-complex="normal"/>
    </style:style>
    <style:style style:name="T15" style:family="text">
      <style:text-properties fo:font-weight="normal" officeooo:rsid="00140e4b" style:font-weight-asian="normal" style:font-weight-complex="normal"/>
    </style:style>
    <style:style style:name="T16" style:family="text">
      <style:text-properties officeooo:rsid="0011f6cb"/>
    </style:style>
    <style:style style:name="T17" style:family="text">
      <style:text-properties officeooo:rsid="001969a7"/>
    </style:style>
    <style:style style:name="T18" style:family="text">
      <style:text-properties officeooo:rsid="001a7fbd"/>
    </style:style>
    <style:style style:name="T19" style:family="text">
      <style:text-properties officeooo:rsid="00204a5a"/>
    </style:style>
    <style:style style:name="T20" style:family="text">
      <style:text-properties officeooo:rsid="0021de3b"/>
    </style:style>
    <style:style style:name="T21" style:family="text">
      <style:text-properties officeooo:rsid="0028c3bc"/>
    </style:style>
    <style:style style:name="T22" style:family="text">
      <style:text-properties officeooo:rsid="002d7ff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line-break/><text:span text:style-name="T4">SRD : White House Defense</text:span></text:p>
      <text:p text:style-name="P3"><text:line-break/></text:p>
      <text:p text:style-name="P3"/>
      <table:table table:name="Tableau1" table:style-name="Tableau1">
        <table:table-column table:style-name="Tableau1.A"/>
        <table:table-column table:style-name="Tableau1.B" table:number-columns-repeated="3"/>
        <table:table-row>
          <table:table-cell table:style-name="Tableau1.A1" office:value-type="string">
            <text:p text:style-name="P39"><text:span text:style-name="T22">Numéro</text:span> de version</text:p>
          </table:table-cell>
          <table:table-cell table:style-name="Tableau1.A1" office:value-type="string">
            <text:p text:style-name="P39">Nom</text:p>
          </table:table-cell>
          <table:table-cell table:style-name="Tableau1.A1" office:value-type="string">
            <text:p text:style-name="P39">Modifications</text:p>
          </table:table-cell>
          <table:table-cell table:style-name="Tableau1.D1" office:value-type="string">
            <text:p text:style-name="P39">Date</text:p>
          </table:table-cell>
        </table:table-row>
        <table:table-row>
          <table:table-cell table:style-name="Tableau1.A2" office:value-type="string">
            <text:p text:style-name="P40">0.1</text:p>
          </table:table-cell>
          <table:table-cell table:style-name="Tableau1.A2" office:value-type="string">
            <text:p text:style-name="P41">Dav<text:span text:style-name="T22">id Engelman/</text:span></text:p>
            <text:p text:style-name="P41"><text:span text:style-name="T22">Benjamin Engelman</text:span></text:p>
          </table:table-cell>
          <table:table-cell table:style-name="Tableau1.A2" office:value-type="string">
            <text:p text:style-name="P40">Besoins utilisateur </text:p>
          </table:table-cell>
          <table:table-cell table:style-name="Tableau1.D2" office:value-type="string">
            <text:p text:style-name="P40">3/12/16</text:p>
          </table:table-cell>
        </table:table-row>
        <table:table-row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D2" office:value-type="string">
            <text:p text:style-name="P38"/>
          </table:table-cell>
        </table:table-row>
        <table:table-row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D2" office:value-type="string">
            <text:p text:style-name="P38"/>
          </table:table-cell>
        </table:table-row>
        <table:table-row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D2" office:value-type="string">
            <text:p text:style-name="P38"/>
          </table:table-cell>
        </table:table-row>
        <table:table-row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8"/>
          </table:table-cell>
          <table:table-cell table:style-name="Tableau1.D2" office:value-type="string">
            <text:p text:style-name="P38"/>
          </table:table-cell>
        </table:table-row>
      </table:table>
      <text:p text:style-name="P3"><text:line-break/><text:span text:style-name="T5">Besoins utilisateur:</text:span></text:p>
      <text:p text:style-name="P1"/>
      <text:p text:style-name="P6"><text:span text:style-name="T9">1 </text:span>Menu</text:p>
      <text:p text:style-name="P6"/>
      <text:p text:style-name="P22">Lors du lancement du jeu, le joueur arrivera dans un menu principal. <text:s/>A partir de ce menu, Plusieurs actions lui seront proposées .</text:p>
      <text:p text:style-name="P22"/>
      <text:p text:style-name="P16"><text:span text:style-name="T10">1.1 </text:span>Lancement d’une partie</text:p>
      <text:p text:style-name="P7"/>
      <text:p text:style-name="P23">Le joueur à la possibilité de choisir parmi plusieurs mode de jeu :</text:p>
      <text:p text:style-name="P23"/>
      <text:list xml:id="list6921490944664389567" text:style-name="L2">
        <text:list-item>
          <text:p text:style-name="P24">Mode classique</text:p>
        </text:list-item>
        <text:list-item>
          <text:p text:style-name="P24">Mode contre la montre</text:p>
        </text:list-item>
        <text:list-item>
          <text:p text:style-name="P24">Mode par équipe</text:p>
        </text:list-item>
      </text:list>
      <text:p text:style-name="P23"/>
      <text:p text:style-name="P28">Une fois un mode de jeu sélectionné, le joueur est placé dans une file d’attente en attendant que suffisamment de joueurs <text:s/>soient disponible<text:span text:style-name="T19">s</text:span>.</text:p>
      <text:p text:style-name="P23"/>
      <text:p text:style-name="P17">1.2 <text:span text:style-name="T16">Gestion</text:span> du profil</text:p>
      <text:p text:style-name="P8"/>
      <text:p text:style-name="P23">Le joueur possède un profil qu’il peut personnaliser. Il a la <text:span text:style-name="T16">possibilité</text:span> de :</text:p>
      <text:p text:style-name="P23"/>
      <text:list xml:id="list593415662072486821" text:style-name="L3">
        <text:list-item>
          <text:p text:style-name="P32"><text:span text:style-name="T12">Modifier son pseudo</text:span></text:p>
        </text:list-item>
        <text:list-item>
          <text:p text:style-name="P32"><text:span text:style-name="T12">Modifier son icône</text:span></text:p>
          <text:p text:style-name="P32"><text:span text:style-name="T12"/></text:p>
        </text:list-item>
      </text:list>
      <text:p text:style-name="P34"><text:span text:style-name="T11">Son profil contiendra </text:span><text:span text:style-name="T13">également</text:span><text:span text:style-name="T11"> le nombre de parties jouées </text:span><text:span text:style-name="T13">et </text:span><text:span text:style-name="T11">le nombre de victoires dans les différents modes de jeu</text:span><text:span text:style-name="T13">.</text:span></text:p>
      <text:p text:style-name="P34"><text:span text:style-name="T13"/></text:p>
      <text:p text:style-name="P33"><text:span text:style-name="T14">Le joueur pourra également consulter le profil de tous les autres joueurs </text:span><text:span text:style-name="T15">en recherchant leur pseudo.</text:span></text:p>
      <text:p text:style-name="P4"/>
      <text:p text:style-name="P35">1.3 Consultation du classement</text:p>
      <text:p text:style-name="P9"/>
      <text:p text:style-name="P25">Le joueur peut consulter le classement des différents modes de jeu. Trois classements différents seront donc consultables :</text:p>
      <text:list xml:id="list4810558215620070544" text:style-name="L5">
        <text:list-header>
          <text:p text:style-name="P26"/>
        </text:list-header>
        <text:list-item>
          <text:p text:style-name="P26">Le classement du mode classique</text:p>
        </text:list-item>
        <text:list-item>
          <text:p text:style-name="P26"><text:soft-page-break/>Le classement du mode contre la montre</text:p>
        </text:list-item>
        <text:list-item>
          <text:p text:style-name="P26">Le classement du mode par équipe</text:p>
        </text:list-item>
      </text:list>
      <text:p text:style-name="P25"/>
      <text:p text:style-name="P27">Dans <text:span text:style-name="T17">chacune</text:span> de ces catégories, les<text:span text:style-name="T18"> </text:span>joueurs <text:span text:style-name="T18">sont </text:span>classés selon leur nombre de victoires. </text:p>
      <text:p text:style-name="P11"/>
      <text:p text:style-name="P18">1.<text:span text:style-name="T20">4 Gestion d’une liste d’amis</text:span></text:p>
      <text:p text:style-name="P10"/>
      <text:p text:style-name="P29">Dans le menu, le joueur peut consulter sa liste d’amis. Des amis sont des autres joueurs ayant été ajouté à cette liste. Il a donc la possibilité d’ajouter et de supprimer des amis.</text:p>
      <text:p text:style-name="P29"/>
      <text:p text:style-name="P30">Le joueur peut discuter avec les personnes présentes dans sa liste d’amis au travers d’un chat.</text:p>
      <text:p text:style-name="P10"/>
      <text:p text:style-name="P19">1.5 Support d’un autre joueu<text:span text:style-name="T21">r (Mode spectateur)</text:span></text:p>
      <text:p text:style-name="P12"/>
      <text:p text:style-name="P31">L<text:span text:style-name="T21">e joueur a la possibilité de se connecter à une partie en cours en tant que spectateur et de choisir un joueur qu’il supporte. </text:span></text:p>
      <text:p text:style-name="P3"/>
      <text:p text:style-name="P13">2 In Game</text:p>
      <text:p text:style-name="P15"/>
      <text:p text:style-name="P14"><text:span text:style-name="T3">2.1 Gestion des tours</text:span></text:p>
      <text:p text:style-name="P1"/>
      <text:p text:style-name="P36">Grâce à une monnaie, le joueur peut acheter différents types de tours et les placer sur la carte. Si le joueur le décide, celui ci peut également revendre des tours déjà placées. </text:p>
      <text:p text:style-name="P36"/>
      <text:p text:style-name="P20">2.2 Abandon d’une partie en cours</text:p>
      <text:p text:style-name="P36"/>
      <text:p text:style-name="P37">la joueur à la possibilité de quitter une partie en cours. Dans ce cas une défaite lui sera attribuée. </text:p>
      <text:p text:style-name="P1"/>
      <text:p text:style-name="P21">Besoin système :</text:p>
      <text:p text:style-name="P1"><text:span text:style-name="T2"/></text:p>
      <text:p text:style-name="P1"><text:span text:style-name="T2">Connexion</text:span></text:p>
      <text:p text:style-name="P1"/>
      <text:p text:style-name="P1">s'authentifier</text:p>
      <text:p text:style-name="P1"/>
      <text:p text:style-name="P1"><text:span text:style-name="T1">gestion des comptes</text:span></text:p>
      <text:p text:style-name="P1"/>
      <text:p text:style-name="P1"><text:span text:style-name="T8">c</text:span>ree un compte</text:p>
      <text:p text:style-name="P1">supprimer un compte</text:p>
      <text:p text:style-name="P1">modifier les infos</text:p>
      <text:p text:style-name="P1"><text:span text:style-name="T1"/></text:p>
      <text:p text:style-name="P1"><text:span text:style-name="T1">créer une partie </text:span></text:p>
      <text:p text:style-name="P1"/>
      <text:p text:style-name="P1">matchmaking</text:p>
      <text:p text:style-name="P5"/>
      <text:p text:style-name="P5">g<text:span text:style-name="T6">é</text:span>rer une partie :</text:p>
      <text:p text:style-name="P5"/>
      <text:p text:style-name="P1"><text:span text:style-name="T7">onnexion</text:span>/deco</text:p>
      <text:p text:style-name="P1">gestion de<text:span text:style-name="T7">s</text:span> pnj</text:p>
      <text:p text:style-name="P1">gestion de l'argent</text:p>
      <text:p text:style-name="P1">gestion du score</text:p>
      <text:p text:style-name="P1">choix du vainqueu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3T12:18:55.617543971</meta:creation-date>
    <dc:date>2016-12-03T14:35:32.729689575</dc:date>
    <meta:editing-duration>PT1H55M11S</meta:editing-duration>
    <meta:editing-cycles>44</meta:editing-cycles>
    <meta:generator>LibreOffice/5.1.4.2$Linux_X86_64 LibreOffice_project/10m0$Build-2</meta:generator>
    <meta:document-statistic meta:table-count="1" meta:image-count="0" meta:object-count="0" meta:page-count="2" meta:paragraph-count="58" meta:word-count="405" meta:character-count="2344" meta:non-whitespace-character-count="1991"/>
  </office:meta>
</office:document-meta>
</file>